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mbria Math" svg:font-family="Cambria Math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10.0pt"/>
    </style:style>
    <style:style style:name="P2" style:family="paragraph" style:parent-style-name="Standard">
      <style:paragraph-properties fo:text-align="justify"/>
      <style:text-properties style:font-name="Times New Roman" fo:font-size="10.0pt"/>
    </style:style>
    <style:style style:name="P3" style:family="paragraph" style:parent-style-name="Standard">
      <style:paragraph-properties fo:text-align="justify"/>
      <style:text-properties style:font-name="Times New Roman" fo:font-size="12.0pt"/>
    </style:style>
    <style:style style:name="P4" style:family="paragraph" style:parent-style-name="Standard">
      <style:text-properties style:font-name="Times New Roman" fo:font-size="12.0pt"/>
    </style:style>
    <style:style style:name="P5" style:family="paragraph" style:parent-style-name="Standard">
      <style:paragraph-properties fo:margin-left="0.5000in" fo:text-align="justify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1.0pt" fo:color="#000000"/>
    </style:style>
    <style:style style:name="P6" style:family="paragraph" style:parent-style-name="Standard">
      <style:paragraph-properties fo:margin-left="0.2500in" fo:text-align="justify"/>
      <style:text-properties style:font-name="Times New Roman" fo:font-size="12.0pt"/>
    </style:style>
    <style:style style:name="P7" style:family="paragraph" style:parent-style-name="Standard">
      <style:paragraph-properties fo:margin-bottom="0.1667in"/>
      <style:text-properties style:font-name="Cambria Math" fo:font-size="15.0pt" fo:color="#000000"/>
    </style:style>
    <style:style style:name="P8" style:family="paragraph" style:parent-style-name="Standard">
      <style:paragraph-properties fo:text-align="justify"/>
      <style:text-properties style:font-name="Times New Roman" fo:font-size="11.0pt"/>
    </style:style>
    <style:style style:name="P9" style:family="paragraph" style:parent-style-name="Standard">
      <style:paragraph-properties fo:margin-bottom="0.1667in"/>
      <style:text-properties style:font-name="Times" fo:font-size="12.0pt" fo:color="#000000"/>
    </style:style>
    <style:style style:name="P10" style:family="paragraph" style:parent-style-name="Standard">
      <style:paragraph-properties fo:margin-bottom="0.1667in"/>
      <style:text-properties style:font-name="Times" fo:font-size="12.0pt"/>
    </style:style>
    <style:style style:name="P11" style:family="paragraph" style:parent-style-name="Standard">
      <style:paragraph-properties fo:text-align="justify">
        <style:tab-stops>
          <style:tab-stop style:position="0.5000in"/>
        </style:tab-stops>
      </style:paragraph-properties>
      <style:text-properties style:font-name="Times New Roman" fo:font-size="11.0pt" fo:color="#000000"/>
    </style:style>
    <style:style style:name="P12" style:family="paragraph" style:parent-style-name="Standard">
      <style:paragraph-properties fo:text-align="justify">
        <style:tab-stops>
          <style:tab-stop style:position="0.5000in"/>
        </style:tab-stops>
      </style:paragraph-properties>
      <style:text-properties style:font-name="Times New Roman" fo:font-size="12.0pt"/>
    </style:style>
    <style:style style:name="P13" style:family="paragraph" style:parent-style-name="Standard">
      <style:paragraph-properties fo:margin-left="0.2500in"/>
      <style:text-properties style:font-name="Times New Roman" fo:font-size="12.0pt"/>
    </style:style>
    <style:style style:name="P14" style:family="paragraph" style:parent-style-name="Standard">
      <style:paragraph-properties fo:margin-left="0.5000in" fo:text-align="justify"/>
      <style:text-properties style:font-name="Times New Roman" fo:font-size="11.0pt" fo:color="#000000"/>
    </style:style>
    <style:style style:name="P15" style:family="paragraph" style:parent-style-name="Standard">
      <style:paragraph-properties fo:text-align="justify">
        <style:tab-stops>
          <style:tab-stop style:position="0.5000in"/>
        </style:tab-stops>
      </style:paragraph-properties>
      <style:text-properties style:font-name="Times New Roman" fo:font-size="12.0pt" fo:color="#000000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 fo:font-weight="bold" fo:font-weight-asian="bold" fo:font-weight-complex="bold"/>
    </style:style>
    <style:style style:name="T3" style:family="text">
      <style:text-properties fo:letter-spacing="0.0000in"/>
    </style:style>
    <style:style style:name="T4" style:family="text">
      <style:text-properties fo:font-weight="bold" fo:font-weight-asian="bold" fo:font-weight-complex="bold" fo:letter-spacing="0.0000in"/>
    </style:style>
    <style:style style:name="T5" style:family="text">
      <style:text-properties fo:font-weight="bold" fo:font-weight-asian="bold" fo:font-weight-complex="bold" fo:letter-spacing="0.0000in" fo:color="#000000"/>
    </style:style>
    <style:style style:name="T6" style:family="text">
      <style:text-properties fo:font-style="italic" fo:font-style-asian="italic" fo:font-style-complex="italic"/>
    </style:style>
    <style:style style:name="T7" style:family="text">
      <style:text-properties fo:font-size="11.0pt" fo:font-size-asian="11.0pt" fo:font-size-complex="11.0pt" fo:font-style="italic" fo:font-style-asian="italic" fo:font-style-complex="italic"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2">
      <text:list-level-style-number text:level="1" style:num-suffix=")" style:num-format="a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Assignment EC01</text:span></text:p>
      <text:p text:style-name="P1">Assigned: 03/31/15<text:tab/>Due: 04/05/15</text:p>
      <text:p text:style-name="P2"/>
      <text:p text:style-name="P2"/>
      <text:p text:style-name="P3"><text:span text:style-name="T1">Drew Smith</text:span></text:p>
      <text:p text:style-name="P3"><text:span text:style-name="T1">April 5th, 2015</text:span></text:p>
      <text:p text:style-name="P3"><text:span text:style-name="T1">CDA3100</text:span></text:p>
      <text:p text:style-name="P2"/>
      <text:p text:style-name="P2"/>
      <text:p text:style-name="P4"/>
      <text:list text:style-name="L1">
        <text:list-item>
          <text:p text:style-name="P5">Use Boolean algebra to find the minimum cost SOP expression for the function below. <text:span text:style-name="T2">(2)</text:span></text:p>
        </text:list-item>
      </text:list>
      <text:p text:style-name="P6"/>
      <text:p text:style-name="P7"><text:span text:style-name="T3">𝑓(𝑎,𝑏,𝑐,𝑑) = ∑𝑚(1,3,8,9,10,15) </text:span></text:p>
      <text:p text:style-name="P3"><text:span text:style-name="T1"/></text:p>
      <text:p text:style-name="P3"><text:span text:style-name="T1">f = a`b`c`d + a`b`cd + ab`c`d` + ab`c`d + ab`cd` + abcd</text:span></text:p>
      <text:p text:style-name="P3"><text:span text:style-name="T1">f = a`b`d(c + c`) + ab`c`(d + d`) + abcd</text:span></text:p>
      <text:p text:style-name="P3"><text:span text:style-name="T1">f = a`b`d + ab`c` + ab`cd` + abcd</text:span></text:p>
      <text:p text:style-name="P3"><text:span text:style-name="T1">f = a’b’d + [d + (ab’)(c + c’)] + abcd</text:span></text:p>
      <text:p text:style-name="P3"><text:span text:style-name="T1">f = a’bd + ab’d’ + abcd</text:span></text:p>
      <text:p text:style-name="P8"/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list text:style-name="L1">
        <text:list-item>
          <text:p text:style-name="P5"><text:s text:c="4"/>2. Use Boolean algebra to find the minimum cost POS expression for the function below. <text:span text:style-name="T2">(2)</text:span></text:p>
        </text:list-item>
      </text:list>
      <text:p text:style-name="P7"><text:span text:style-name="T3">𝑓(𝑎,𝑏,𝑐,𝑑,𝑒)= ∏𝑀(0,1,2,9,14) </text:span></text:p>
      <text:p text:style-name="P9"><text:span text:style-name="T4">f = (a + b + c + d + e) (a + b + c +d + e`) (a + b + c + d` + e) (a + b` + c + d + e`) (a + b` + c` + d` + e)</text:span></text:p>
      <text:p text:style-name="P9"><text:span text:style-name="T4">g = (a + b + c + e)</text:span></text:p>
      <text:p text:style-name="P9"><text:span text:style-name="T4">h = (a + c + d + e`)</text:span></text:p>
      <text:p text:style-name="P9"><text:span text:style-name="T4">f = [(g + d) (g + d`)] [(h + b) (h + b`)] (a + b` + c` + d` + e)</text:span></text:p>
      <text:p text:style-name="P10"><text:span text:style-name="T5">f = (g)(h)</text:span><text:span text:style-name="T4">(a + b` + c` + d` + e)</text:span></text:p>
      <text:p text:style-name="P10"><text:span text:style-name="T4">f = (a + b + c + e)(a + c + d + e`)(a + b` + c` + d` + e)</text:span></text:p>
      <text:p text:style-name="P9"><text:span text:style-name="T3"/></text:p>
      <text:p text:style-name="P11"><text:span text:style-name="T2"/></text:p>
      <text:p text:style-name="P12"/>
      <text:p text:style-name="P13"/>
      <text:p text:style-name="P8"/>
      <text:p text:style-name="P8"/>
      <text:p text:style-name="P8"/>
      <text:list text:style-name="L1">
        <text:list-item>
          <text:p text:style-name="P5">3. Answer the following questions using the circuit in Figure 1.</text:p>
        </text:list-item>
      </text:list>
      <text:list text:style-name="L2">
        <text:list-item>
          <text:p text:style-name="P5">Derive the Boolean equation for the circuit in Figure 1 (<text:span text:style-name="T6">do not minimize</text:span>). <text:span text:style-name="T2">(1)</text:span></text:p>
        </text:list-item>
      </text:list>
      <text:p text:style-name="P12"/>
      <text:p text:style-name="P12"><text:tab/><text:span text:style-name="T1">f = abc` + ab`c + ab`c`</text:span></text:p>
      <text:p text:style-name="P14"/>
      <text:p text:style-name="P14"/>
      <text:p text:style-name="P14"/>
      <text:p text:style-name="P11"><text:s text:c="4"/>b) Minimize the equation from (a). <text:span text:style-name="T2">(1)</text:span></text:p>
      <text:p text:style-name="P15"><text:span text:style-name="T7"><text:tab/></text:span><text:span text:style-name="T1">abc` + ab`(c + c`)</text:span></text:p>
      <text:p text:style-name="P15"><text:span text:style-name="T1"><text:tab/>abc` + ab`</text:span></text:p>
      <text:p text:style-name="P15"><text:span text:style-name="T1"><text:tab/>ab` + ac` + bc`a<text:tab/><text:tab/>#Using Consensus</text:span></text:p>
      <text:p text:style-name="P15"><text:span text:style-name="T1"><text:tab/>ab` + ac`(1 + b)</text:span></text:p>
      <text:p text:style-name="P15"><text:span text:style-name="T1"><text:tab/>ab` + ac`</text:span></text:p>
      <text:p text:style-name="P12"/>
      <text:p text:style-name="P14"/>
      <text:p text:style-name="P14"/>
      <text:list text:style-name="L2">
        <text:list-item>
          <text:p text:style-name="P5"><text:tab/>c)Redesign the circuit using the minimized function from (b). <text:span text:style-name="T2">(2)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  <dc:title>Assignment 2</dc:title>
    <meta:initial-creator>hughes</meta:initial-creator>
  </office:meta>
</office:document-meta>
</file>